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3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604cm"/>
    </style:style>
    <style:style style:name="co4" style:family="table-column">
      <style:table-column-properties fo:break-before="auto" style:column-width="13.15cm"/>
    </style:style>
    <style:style style:name="co5" style:family="table-column">
      <style:table-column-properties fo:break-before="auto" style:column-width="14.23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6.164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3.844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fo:color="#000000" style:font-name="Calibri" style:font-name-asian="Calibri" style:font-name-complex="Calibri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4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ce6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none" fo:border-top="none" style:vertical-align="top"/>
      <style:text-properties fo:color="#000000" style:font-name="Calibri" style:font-name-asian="Calibri" style:font-name-complex="Calibri"/>
    </style:style>
    <style:style style:name="ce7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none" fo:border-right="0.002cm solid #000000" fo:border-top="none" style:vertical-align="top"/>
      <style:text-properties fo:color="#000000" style:font-name="Calibri" style:font-name-asian="Calibri" style:font-name-complex="Calibri"/>
    </style:style>
    <style:style style:name="ce8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9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2cm solid #000000" fo:border-right="0.002cm solid #000000" fo:border-top="0.002cm solid #000000" style:vertical-align="automatic"/>
      <style:text-properties fo:color="#000000" style:font-name="Calibri" style:font-name-asian="Calibri" style:font-name-complex="Calibri"/>
    </style:style>
    <style:style style:name="ce10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start" fo:margin-left="0cm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ce12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000000" style:font-name="Calibri" style:font-name-asian="Calibri" style:font-name-complex="Calibri"/>
    </style:style>
    <style:style style:name="ce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fo:color="#000000" style:font-name="Calibri" style:font-name-asian="Calibri" style:font-name-complex="Calibri"/>
    </style:style>
    <style:style style:name="ce14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0.002cm solid #000000" fo:border-right="0.002cm solid #000000" fo:border-top="none" style:vertical-align="automatic"/>
      <style:text-properties fo:color="#000000" style:font-name="Calibri" style:font-name-asian="Calibri" style:font-name-complex="Calibri"/>
    </style:style>
    <style:style style:name="ce15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0.002cm solid #000000" fo:border-right="0.002cm solid #000000" fo:border-top="0.002cm solid #000000" style:vertical-align="automatic"/>
      <style:text-properties fo:color="#000000" style:font-name="Calibri" style:font-name-asian="Calibri" style:font-name-complex="Calibri"/>
    </style:style>
    <style:style style:name="ce16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none" fo:border-right="none" fo:border-top="none" style:vertical-align="automatic"/>
      <style:text-properties fo:color="#000000" style:font-name="Calibri" style:font-name-asian="Calibri" style:font-name-complex="Calibri"/>
    </style:style>
    <style:style style:name="ce1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none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ce18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wrap-option="wrap" fo:border-left="none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ce19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ce20" style:family="table-cell" style:parent-style-name="Excel_20_Built-in_20_Normal" style:data-style-name="N8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 style:writing-mode="lr-tb"/>
      <style:text-properties fo:color="#000000" style:font-name="Calibri" style:font-name-asian="Calibri" style:font-name-complex="Calibri"/>
    </style:style>
    <style:style style:name="ce21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automatic"/>
      <style:paragraph-properties fo:text-align="center"/>
      <style:text-properties fo:color="#000000" style:font-name="Calibri" style:font-name-asian="Calibri" style:font-name-complex="Calibri"/>
    </style:style>
    <style:style style:name="ce22" style:family="table-cell" style:parent-style-name="Excel_20_Built-in_20_Normal" style:data-style-name="N8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fo:color="#000000" style:font-name="Calibri" style:font-name-asian="Calibri" style:font-name-complex="Calibri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7" table:default-cell-style-name="ce3"/>
        <table:table-row table:style-name="ro1">
          <table:table-cell table:style-name="ce1" office:value-type="string">
            <text:p>Zespół</text:p>
          </table:table-cell>
          <table:table-cell table:style-name="ce4" office:value-type="string">
            <text:p>Członkowie</text:p>
          </table:table-cell>
          <table:table-cell table:style-name="ce1"/>
          <table:table-cell table:style-name="ce8" office:value-type="string">
            <text:p>Dane wejściowe</text:p>
          </table:table-cell>
          <table:table-cell table:style-name="ce16" office:value-type="string">
            <text:p>Dane wyjściow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oftware architect</text:p>
          </table:table-cell>
          <table:table-cell table:style-name="ce5" office:value-type="string">
            <text:p>Paulina</text:p>
          </table:table-cell>
          <table:table-cell table:style-name="ce2" office:value-type="string">
            <text:p>Zasad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Jakub</text:p>
          </table:table-cell>
          <table:table-cell table:style-name="ce1" office:value-type="string">
            <text:p>Zieliński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GUI</text:p>
          </table:table-cell>
          <table:table-cell table:style-name="ce5" office:value-type="string">
            <text:p>Dominik</text:p>
          </table:table-cell>
          <table:table-cell table:style-name="ce2" office:value-type="string">
            <text:p>Grochal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rcin</text:p>
          </table:table-cell>
          <table:table-cell table:style-name="ce1" office:value-type="string">
            <text:p>Kajor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Input/Output system</text:p>
          </table:table-cell>
          <table:table-cell table:style-name="ce5" office:value-type="string">
            <text:p>Krystian</text:p>
          </table:table-cell>
          <table:table-cell table:style-name="ce2" office:value-type="string">
            <text:p>Teliżyn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gdalena</text:p>
          </table:table-cell>
          <table:table-cell table:style-name="ce1" office:value-type="string">
            <text:p>Synowiec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Interactive ECG and VCG visualization modules</text:p>
          </table:table-cell>
          <table:table-cell table:style-name="ce5" office:value-type="string">
            <text:p>Katarzyna</text:p>
          </table:table-cell>
          <table:table-cell table:style-name="ce2" office:value-type="string">
            <text:p>Łukiewicz</text:p>
          </table:table-cell>
          <table:table-cell table:style-name="ce9" office:value-type="string">
            <text:p>Co nam moduły dostarczą :).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1"/>
          <table:table-cell table:style-name="ce6" office:value-type="string">
            <text:p>Małgorzata</text:p>
          </table:table-cell>
          <table:table-cell table:style-name="ce7" office:value-type="string">
            <text:p>Góra</text:p>
          </table:table-cell>
          <table:table-cell table:style-name="ce10" office:value-type="string">
            <text:p>Prosimy<text:span text:style-name="T1"> o precyzowanie przez modyły jaki będzie format danych wyjściowych DOKŁADNIE!! np. przetworzony cały sygnał - </text:span>Vector&lt;double&gt;<text:span text:style-name="T1"> (czyli amplitudy kolejnych próbek), parametry jakieśtam do wyświetlenia w tabeli -</text:span> map&lt;Qstring,double&gt;<text:span text:style-name="T1"> (gdzie Qstring to nazwa parametru a double to jego wartość), jeśli to dane do histogramu - poprosimy </text:span>Vector&lt;double&gt;<text:span text:style-name="T1">, jako wartości kolejnych słupków i jakiś </text:span>double<text:span text:style-name="T1">, który będzie szerokością słupka, <text:s/>jeżeli to np. wykryte załamki to poprosimy </text:span>Vector&lt;double&gt;<text:span text:style-name="T1"> - czyli numery tychże próbek, dla których stwierdzono, że są załamkiem, jeżeli na wykresie ma być zaznaczony jakiś odcinek to najlepiej </text:span>Vector&lt;double&gt;<text:span text:style-name="T1">, gdzie kolejne wartości to będzie nr próbki startowej, długość przedziału, nr kolejnej próbki startowej, długość przedziału itd. Sorry, same nazwy tego, co będzie zwracane nic nie mówią....</text:span>Prosimy<text:span text:style-name="T1"> o precyzowanie przez modyły jaki będzie format danych wyjściowych DOKŁADNIE!! np. przetworzony cały sygnał - </text:span>Vector&lt;double&gt;<text:span text:style-name="T1"> (czyli amplitudy kolejnych próbek), parametry jakieśtam do wyświetlenia w tabeli -</text:span> map&lt;Qstring,double&gt;<text:span text:style-name="T1"> (gdzie Qstring to nazwa parametru a double to jego wartość), jeśli to dane do histogramu - poprosimy </text:span>Vector&lt;double&gt;<text:span text:style-name="T1">, jako wartości kolejnych słupków i jakiś </text:span>double<text:span text:style-name="T1">, który będzie szerokością słupka, <text:s/>jeżeli to np. wykryte załamki to poprosimy </text:span>Vector&lt;double&gt;<text:span text:style-name="T1"> - czyli numery tychże próbek, dla których stwierdzono, że są załamkiem, jeżeli na wykresie ma być zaznaczony jakiś odcinek to najlepiej </text:span>Vector&lt;double&gt;<text:span text:style-name="T1">, gdzie kolejne wartości to będzie nr próbki startowej, długość przedziału, nr kolejnej próbki startowej, długość przedziału itd. Sorry, same nazwy tego, co będzie zwracane nic nie mówią....</text:span>Prosimy<text:span text:style-name="T1"> o precyzowanie przez modyły jaki będzie format danych wyjściowych DOKŁADNIE!! np. przetworzony cały sygnał - </text:span>Vector&lt;double&gt;<text:span text:style-name="T1"> (czyli amplitudy kolejnych próbek), parametry jakieśtam do wyświetlenia w tabeli -</text:span> map&lt;Qstring,double&gt;<text:span text:style-name="T1"> (gdzie Qstring to nazwa parametru a double to jego wartość), jeśli to dane do histogramu - poprosimy </text:span>Vector&lt;double&gt;<text:span text:style-name="T1">, jako wartości kolejnych słupków i jakiś </text:span>double<text:span text:style-name="T1">, który będzie szerokością słupka, <text:s/>jeżeli to np. wykryte załamki to poprosimy </text:span>Vector&lt;double&gt;<text:span text:style-name="T1"> - czyli numery tychże próbek, dla których stwierdzono, że są załamkiem, jeżeli na wykresie ma być zaznaczony jakiś odcinek to najlepiej </text:span>Vector&lt;double&gt;<text:span text:style-name="T1">, gdzie kolejne wartości to będzie nr próbki startowej, długość przedziału, nr kolejnej próbki startowej, długość przedziału itd. Sorry, same nazwy tego, co będzie zwracane nic nie mówią....</text:span>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ECG_BASELINE</text:p>
          </table:table-cell>
          <table:table-cell table:style-name="ce5" office:value-type="string">
            <text:p>Agata</text:p>
          </table:table-cell>
          <table:table-cell table:style-name="ce2" office:value-type="string">
            <text:p>Gołębiowska</text:p>
          </table:table-cell>
          <table:table-cell table:style-name="ce9" office:value-type="string">
            <text:p>Vector &lt;double&gt; od modułu I/O - nieprzefiltrowany sygnał</text:p>
          </table:table-cell>
          <table:table-cell table:style-name="ce17" office:value-type="string">
            <text:p>Vector &lt;double&gt; <text:s/>- przefiltrowany sygnał z usuniętą linią bazową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onika</text:p>
          </table:table-cell>
          <table:table-cell table:style-name="ce1" office:value-type="string">
            <text:p>Zakrzewska-Szabat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R_PEAKS</text:p>
          </table:table-cell>
          <table:table-cell table:style-name="ce5" office:value-type="string">
            <text:p>Kaja</text:p>
          </table:table-cell>
          <table:table-cell table:style-name="ce2" office:value-type="string">
            <text:p>Baran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Ewelina</text:p>
          </table:table-cell>
          <table:table-cell table:style-name="ce1" office:value-type="string">
            <text:p>Hojdys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SIG_EDR</text:p>
          </table:table-cell>
          <table:table-cell table:style-name="ce5" office:value-type="string">
            <text:p>Agnieszka</text:p>
          </table:table-cell>
          <table:table-cell table:style-name="ce2" office:value-type="string">
            <text:p>Kania</text:p>
          </table:table-cell>
          <table:table-cell table:style-name="ce11" office:value-type="string" table:number-columns-spanned="1" table:number-rows-spanned="2">
            <text:p>od modułu R_PEAKS: vector&lt;double&gt; - kolejne piki R z modulu R_peaks (amplituda, wartości próbek dla których występują), <text:s text:c="42"/>od modułu ECG_BASELINE: vector&lt;double&gt; - przefiltrowany sygnał</text:p>
          </table:table-cell>
          <table:table-cell table:style-name="ce18" office:value-type="string" table:number-columns-spanned="1" table:number-rows-spanned="2">
            <text:p>OUT: vector&lt;double&gt; - sygnał oddechowy (EDR), czyli amplituda sygnału w kolejnych wartościach próbek, wykres EDR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4" office:value-type="string">
            <text:p>Ewelina</text:p>
          </table:table-cell>
          <table:table-cell table:style-name="ce1" office:value-type="string">
            <text:p>Heyduk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VCG_T_LOOP</text:p>
          </table:table-cell>
          <table:table-cell table:style-name="ce5" office:value-type="string">
            <text:p>Anna</text:p>
          </table:table-cell>
          <table:table-cell table:style-name="ce2" office:value-type="string">
            <text:p>Kozioł</text:p>
          </table:table-cell>
          <table:table-cell table:style-name="ce12" office:value-type="string" table:number-columns-spanned="1" table:number-rows-spanned="2">
            <text:p>vector 12 odprowadzeń double (czyli chyba: vector&lt;vector&lt;double&gt;&gt;?)</text:p>
            <text:p>- od modułu ECG_Baseline</text:p>
            <text:p>vector&lt;double&gt; - QRS_ONESET</text:p>
            <text:p>- początki załamków QRS od modułu Waves jako numery próbek</text:p>
            <text:p>vector&lt;double&gt; - QRS_END</text:p>
            <text:p>- końce załamków QRS od modułu Waves jako numery próbek</text:p>
            <text:p>vector&lt;double&gt; - T_ONSET</text:p>
            <text:p>- początki załamków T od modułu Waves jako numery próbek</text:p>
            <text:p>vector&lt;double&gt; - T_END</text:p>
            <text:p>- końce załamków T od modułu Waves jako numery próbek</text:p>
          </table:table-cell>
          <table:table-cell table:style-name="ce19" office:value-type="string" table:number-columns-spanned="1" table:number-rows-spanned="2">
            <text:p>vector Nx3 double (N wierszy, 3 kolumny)</text:p>
            <text:p>czyli chyba: vector&lt;vector&lt;double&gt;&gt;?)</text:p>
            <text:p>- na bazie tych danych wyrysowuje się wykres VCG</text:p>
            <text:p>mMA, double - parametr mMA (np. 50,12)</text:p>
            <text:p>mDEA, double - parametr mDEA (np. 2,50)</text:p>
            <text:p>mRMMV, double - parametr mRMMV (np. 178,12)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Anna</text:p>
          </table:table-cell>
          <table:table-cell table:style-name="ce1" office:value-type="string">
            <text:p>Czesak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HRV1</text:p>
          </table:table-cell>
          <table:table-cell table:style-name="ce5" office:value-type="string">
            <text:p>Wojciech</text:p>
          </table:table-cell>
          <table:table-cell table:style-name="ce2" office:value-type="string">
            <text:p>Sałęga</text:p>
          </table:table-cell>
          <table:table-cell table:style-name="ce13" office:value-type="string" table:number-columns-spanned="1" table:number-rows-spanned="2">
            <text:p>double - czestoliwosc probkowania, vector&lt;double&gt; - kolejne piki R z modulu R_peaks lub czas ich wystepienia</text:p>
          </table:table-cell>
          <table:table-cell table:style-name="ce20" office:value-type="string" table:number-columns-spanned="1" table:number-rows-spanned="2"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>map&lt;String, dobule&gt; - 7 parametrow analizy czasowej, map&lt;String, dobule&gt; - 6 parametrow analizy czestoliwosciowej, 2x vector&lt;double&gt; - oś X i oś Y wykresu oraz naniesione na niego paremetry z analizy czestoliwosciowej</text:p>
            <text:p/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Dariusz</text:p>
          </table:table-cell>
          <table:table-cell table:style-name="ce1" office:value-type="string">
            <text:p>Kyrcz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HRV2</text:p>
          </table:table-cell>
          <table:table-cell table:style-name="ce5" office:value-type="string">
            <text:p>Marta</text:p>
          </table:table-cell>
          <table:table-cell table:style-name="ce2" office:value-type="string">
            <text:p>Pomykał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gda</text:p>
          </table:table-cell>
          <table:table-cell table:style-name="ce1" office:value-type="string">
            <text:p>Skałka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WAVES</text:p>
          </table:table-cell>
          <table:table-cell table:style-name="ce5" office:value-type="string">
            <text:p>Karol</text:p>
          </table:table-cell>
          <table:table-cell table:style-name="ce2" office:value-type="string">
            <text:p>Swatek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Dominika</text:p>
          </table:table-cell>
          <table:table-cell table:style-name="ce1" office:value-type="string">
            <text:p>Wite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4">
          <table:table-cell table:style-name="ce2" office:value-type="string">
            <text:p>HEART_CLASS</text:p>
          </table:table-cell>
          <table:table-cell table:style-name="ce5" office:value-type="string">
            <text:p>Ola</text:p>
          </table:table-cell>
          <table:table-cell table:style-name="ce2" office:value-type="string">
            <text:p>Siedlarczyk</text:p>
          </table:table-cell>
          <table:table-cell table:style-name="ce9"/>
          <table:table-cell table:style-name="ce21" office:value-type="string">
            <text:p>Najprawdopodobniej będzie to mapa wektorów. Map&lt;String, vector&lt;uint&gt;&gt;. <text:s/>Musimy jeszcze pogadać dokładnie z innymi (podlegającymi nam) zespołami, bo łatwiej by było zwracać po prostu mapę&lt;String, String&gt;, tyle, że wtedy właśnie te niższe zespoły będą musiały brać dane nie tylko od Nas, ale też od WAVES i BASELINE, tak jak My. Nam wszystko jedno. W tabeli w PDFie będziemy mieli vector&lt;double&gt; (dla sygnału, bo będziemy chcieli wyrysować reprezentanta danej klasy - normalny, komorowy lub inny zespół) i tabelę czyli map&lt;Qstring, double&gt; z obliczonymi, uśrednionymi parametrami dla danej klasy</text:p>
          </table:table-cell>
          <table:table-cell table:number-columns-repeated="1019"/>
        </table:table-row>
        <table:table-row table:style-name="ro4">
          <table:table-cell table:style-name="ce1"/>
          <table:table-cell table:style-name="ce4" office:value-type="string">
            <text:p>Mateusz</text:p>
          </table:table-cell>
          <table:table-cell table:style-name="ce1" office:value-type="string">
            <text:p>Stala</text:p>
          </table:table-cell>
          <table:table-cell table:style-name="ce14" office:value-type="string">
            <text:p>No fucking idea. Bierzemy co da WAVES, a bez tego nie damy rady określić. Jeśli od WAVES dostaniemy biliard wektorów (QRS onest, QRS end) to od ECG_BASELINE też będziemy potrzebować wektora z przefiltrowanym sygnałem, czyli vector&lt;double&gt; od WAVES i vector&lt;double&gt; od ECG_BASELINE. Jeśli jednak WAVES zrobi za Nas (i za innych) część roboty i po prostu będą zwracać mapę wektorów, czyli wszystkie próbki od początku do końca załamka QRS, to będziemy brać właśnie tę mapę: map&lt;String, vector&lt;uint&gt;&gt;. Musimy wiedzieć to wcześniej więc dajcie znać. <text:s text:c="2"/>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ST_SEGMENT</text:p>
          </table:table-cell>
          <table:table-cell table:style-name="ce5" office:value-type="string">
            <text:p>Sabina</text:p>
          </table:table-cell>
          <table:table-cell table:style-name="ce2" office:value-type="string">
            <text:p>Mazur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Aleksandra</text:p>
          </table:table-cell>
          <table:table-cell table:style-name="ce1" office:value-type="string">
            <text:p>Pałosz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SLEEP_APNEA</text:p>
          </table:table-cell>
          <table:table-cell table:style-name="ce5" office:value-type="string">
            <text:p>Łukasz</text:p>
          </table:table-cell>
          <table:table-cell table:style-name="ce2" office:value-type="string">
            <text:p>Polaczek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Jakub</text:p>
          </table:table-cell>
          <table:table-cell table:style-name="ce1" office:value-type="string">
            <text:p>Durlej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T_WAVE_ALT</text:p>
          </table:table-cell>
          <table:table-cell table:style-name="ce5" office:value-type="string">
            <text:p>Agata</text:p>
          </table:table-cell>
          <table:table-cell table:style-name="ce2" office:value-type="string">
            <text:p>Pyka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Żaneta</text:p>
          </table:table-cell>
          <table:table-cell table:style-name="ce1" office:value-type="string">
            <text:p>Kowalczy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5">
          <table:table-cell table:style-name="ce2" office:value-type="string">
            <text:p>ATRIAL_FIBR</text:p>
          </table:table-cell>
          <table:table-cell table:style-name="ce5" office:value-type="string">
            <text:p>Adrian</text:p>
          </table:table-cell>
          <table:table-cell table:style-name="ce2" office:value-type="string">
            <text:p>Szindler</text:p>
          </table:table-cell>
          <table:table-cell table:style-name="ce15" office:value-type="string">
            <text:p>od modułu HRV vector&lt;double&gt; interwały RR, od modułu ECG_BASELINE: vector&lt;double&gt; - przefiltrowany sygnał, od modułu WAVES map&lt;string, double&gt; <text:s/>zawierająca parametry QRS-onset, QRS-end, T-end, P-onset, P-end, <text:s/>od modułu R_PEAKS vector&lt;double&gt; - kolejne piki R oraz czas ich wystepienia</text:p>
          </table:table-cell>
          <table:table-cell table:style-name="ce22" office:value-type="string">
            <text:p>map&lt;string,double&gt; najwyższa amplituda sygnału af, map&lt;string,double&gt; częstotliwość dominująca, vector&lt;double&gt; początek i koniec af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Szymon</text:p>
          </table:table-cell>
          <table:table-cell table:style-name="ce1" office:value-type="string">
            <text:p>Lis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QT_DISP</text:p>
          </table:table-cell>
          <table:table-cell table:style-name="ce5" office:value-type="string">
            <text:p>Karolina</text:p>
          </table:table-cell>
          <table:table-cell table:style-name="ce2" office:value-type="string">
            <text:p>Zając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Magda</text:p>
          </table:table-cell>
          <table:table-cell table:style-name="ce1" office:value-type="string">
            <text:p>Woszczek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HRT</text:p>
          </table:table-cell>
          <table:table-cell table:style-name="ce5" office:value-type="string">
            <text:p>Monika</text:p>
          </table:table-cell>
          <table:table-cell table:style-name="ce2" office:value-type="string">
            <text:p>Matyasik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Alicja</text:p>
          </table:table-cell>
          <table:table-cell table:style-name="ce1" office:value-type="string">
            <text:p>Nabielec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table:style-name="ce2" office:value-type="string">
            <text:p>ECTOPIC_BEAT</text:p>
          </table:table-cell>
          <table:table-cell table:style-name="ce5" office:value-type="string">
            <text:p>Patrycja</text:p>
          </table:table-cell>
          <table:table-cell table:style-name="ce2" office:value-type="string">
            <text:p>Donath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>
          <table:table-cell table:style-name="ce1"/>
          <table:table-cell table:style-name="ce4" office:value-type="string">
            <text:p>Patrycja</text:p>
          </table:table-cell>
          <table:table-cell table:style-name="ce1" office:value-type="string">
            <text:p>Bizoń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8.01.2015</text:date>, <text:time>13:38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1-08T13:38:40.17</dc:date>
    <meta:editing-duration>PT12S</meta:editing-duration>
    <meta:editing-cycles>1</meta:editing-cycles>
    <meta:document-statistic meta:table-count="1" meta:cell-count="113" meta:object-count="0"/>
  </office:meta>
</office:document-meta>
</file>